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160000037987307E6A7B2E4AA5.png" manifest:media-type="image/png"/>
  <manifest:file-entry manifest:full-path="Pictures/10000001000006160000037921FDE439151776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45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text-properties fo:font-size="12pt" style:font-size-asian="12pt" style:font-size-complex="12pt"/>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cm" svg:height="27.7cm" svg:x="1cm" svg:y="1cm">
          <draw:text-box>
            <text:p text:style-name="P1"><text:span text:style-name="T1">The run 0031 is the plastics cosmic run. I made the data again with npmfm this time (previously made with GAna). First, here is the total number of entries in various TACs which agrees exceedingly well with the GAna made data. The difference is that GAna for some reason kept showing a huge number of entries in 0th channel of TAC. </text:span><text:span text:style-name="T1"><text:line-break/></text:span><text:span text:style-name="T1"/></text:p>
            <text:p text:style-name="P1"><text:span text:style-name="T1"/></text:p>
          </draw:text-box>
        </draw:frame>
        <draw:frame draw:style-name="gr2" draw:text-style-name="P3" draw:layer="layout" svg:width="8.75cm" svg:height="4.992cm" svg:x="1.05cm" svg:y="3.51cm">
          <draw:image xlink:href="Pictures/10000001000006160000037921FDE439151776CD.png" xlink:type="simple" xlink:show="embed" xlink:actuate="onLoad" draw:mime-type="image/png">
            <text:p/>
          </draw:image>
        </draw:frame>
        <draw:frame draw:style-name="gr2" draw:text-style-name="P3" draw:layer="layout" svg:width="9.515cm" svg:height="5.429cm" svg:x="10.218cm" svg:y="3.191cm">
          <draw:image xlink:href="Pictures/10000001000006160000037987307E6A7B2E4AA5.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3-22T00:41:47.225249275</meta:creation-date>
    <meta:generator>LibreOffice/7.3.7.2$Linux_X86_64 LibreOffice_project/30$Build-2</meta:generator>
    <dc:date>2025-03-22T00:57:30.908201980</dc:date>
    <meta:editing-duration>PT5M3S</meta:editing-duration>
    <meta:editing-cycles>1</meta:editing-cycles>
    <meta:document-statistic meta:object-count="3"/>
  </office:meta>
</office:document-meta>
</file>